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I" style:family="table-column">
      <style:table-column-properties style:column-width="0.7701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694in" style:rel-column-width="7281*"/>
    </style:style>
    <style:style style:name="Table2.I" style:family="table-column">
      <style:table-column-properties style:column-width="0.7701in" style:rel-column-width="72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ffc6" officeooo:paragraph-rsid="001bffc6"/>
    </style:style>
    <style:style style:name="P2" style:family="paragraph" style:parent-style-name="Standard">
      <style:text-properties officeooo:rsid="001c6f42" officeooo:paragraph-rsid="001c6f42"/>
    </style:style>
    <style:style style:name="P3" style:family="paragraph" style:parent-style-name="Standard">
      <style:text-properties officeooo:rsid="001c6f42" officeooo:paragraph-rsid="001df589"/>
    </style:style>
    <style:style style:name="P4" style:family="paragraph" style:parent-style-name="Standard">
      <style:text-properties officeooo:rsid="001f342c" officeooo:paragraph-rsid="001f342c"/>
    </style:style>
    <style:style style:name="P5" style:family="paragraph" style:parent-style-name="Standard">
      <style:text-properties fo:font-weight="normal" officeooo:rsid="001f342c" officeooo:paragraph-rsid="001f342c" style:font-weight-asian="normal" style:font-weight-complex="normal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c6f42" officeooo:paragraph-rsid="001c6f42"/>
    </style:style>
    <style:style style:name="P7" style:family="paragraph" style:parent-style-name="Table_20_Contents">
      <style:paragraph-properties fo:text-align="center" style:justify-single-word="false"/>
      <style:text-properties officeooo:rsid="001f342c" officeooo:paragraph-rsid="001f342c"/>
    </style:style>
    <style:style style:name="P8" style:family="paragraph" style:parent-style-name="Standard">
      <style:text-properties fo:font-weight="bold" officeooo:rsid="001f342c" officeooo:paragraph-rsid="001f342c" style:font-weight-asian="bold" style:font-weight-complex="bold"/>
    </style:style>
    <style:style style:name="P9" style:family="paragraph" style:parent-style-name="Standard">
      <style:text-properties fo:font-weight="bold" officeooo:rsid="001f342c" officeooo:paragraph-rsid="00215d24" style:font-weight-asian="bold" style:font-weight-complex="bold"/>
    </style:style>
    <style:style style:name="P10" style:family="paragraph" style:parent-style-name="Standard">
      <style:text-properties fo:font-weight="bold" officeooo:rsid="00202888" officeooo:paragraph-rsid="00202888" style:font-weight-asian="bold" style:font-weight-complex="bold"/>
    </style:style>
    <style:style style:name="P11" style:family="paragraph" style:parent-style-name="Standard">
      <style:text-properties fo:font-weight="bold" officeooo:rsid="00215d24" officeooo:paragraph-rsid="00215d24" style:font-weight-asian="bold" style:font-weight-complex="bold"/>
    </style:style>
    <style:style style:name="P12" style:family="paragraph" style:parent-style-name="Standard">
      <style:text-properties fo:font-weight="bold" officeooo:rsid="002288a6" officeooo:paragraph-rsid="002288a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288a6" officeooo:paragraph-rsid="002288a6" style:font-weight-asian="bold" style:font-weight-complex="bold"/>
    </style:style>
    <style:style style:name="P14" style:family="paragraph" style:parent-style-name="Standard">
      <style:text-properties fo:font-weight="normal" officeooo:rsid="001f342c" officeooo:paragraph-rsid="001f342c" style:font-weight-asian="normal" style:font-weight-complex="normal"/>
    </style:style>
    <style:style style:name="P15" style:family="paragraph" style:parent-style-name="Standard">
      <style:text-properties fo:font-weight="normal" officeooo:rsid="00215d24" officeooo:paragraph-rsid="00215d2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288a6" officeooo:paragraph-rsid="002288a6" style:font-weight-asian="normal" style:font-weight-complex="normal"/>
    </style:style>
    <style:style style:name="P17" style:family="paragraph" style:parent-style-name="Standard">
      <style:text-properties officeooo:paragraph-rsid="001f342c"/>
    </style:style>
    <style:style style:name="P18" style:family="paragraph" style:parent-style-name="Standard">
      <style:text-properties officeooo:paragraph-rsid="00202888"/>
    </style:style>
    <style:style style:name="P19" style:family="paragraph" style:parent-style-name="Standard">
      <style:text-properties officeooo:rsid="001f342c" officeooo:paragraph-rsid="00215d24"/>
    </style:style>
    <style:style style:name="P20" style:family="paragraph" style:parent-style-name="Table_20_Contents">
      <style:paragraph-properties fo:text-align="center" style:justify-single-word="false"/>
      <style:text-properties officeooo:rsid="001f342c" officeooo:paragraph-rsid="00215d24"/>
    </style:style>
    <style:style style:name="P21" style:family="paragraph" style:parent-style-name="Table_20_Contents">
      <style:paragraph-properties fo:text-align="center" style:justify-single-word="false"/>
      <style:text-properties officeooo:rsid="00215d24" officeooo:paragraph-rsid="00215d24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2288a6"/>
    </style:style>
    <style:style style:name="P24" style:family="paragraph" style:parent-style-name="Table_20_Contents">
      <style:paragraph-properties fo:text-align="center" style:justify-single-word="false"/>
      <style:text-properties officeooo:rsid="002288a6" officeooo:paragraph-rsid="002288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2888" style:font-weight-asian="bold" style:font-weight-complex="bold"/>
    </style:style>
    <style:style style:name="T3" style:family="text">
      <style:text-properties officeooo:rsid="001df589"/>
    </style:style>
    <style:style style:name="T4" style:family="text">
      <style:text-properties officeooo:rsid="0020288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342c" style:font-weight-asian="normal" style:font-weight-complex="normal"/>
    </style:style>
    <style:style style:name="T7" style:family="text">
      <style:text-properties fo:font-weight="normal" officeooo:rsid="00202888" style:font-weight-asian="normal" style:font-weight-complex="normal"/>
    </style:style>
    <style:style style:name="T8" style:family="text">
      <style:text-properties fo:font-weight="normal" officeooo:rsid="00215d24" style:font-weight-asian="normal" style:font-weight-complex="normal"/>
    </style:style>
    <style:style style:name="T9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officeooo:rsid="00202888" style:text-blinking="false"/>
    </style:style>
    <style:style style:name="T11" style:family="text">
      <style:text-properties officeooo:rsid="00215d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 Overview</text:p>
      <text:p text:style-name="P1"/>
      <text:p text:style-name="P1"><text:tab/>- <text:span text:style-name="T1">Efficient</text:span> procedures for solving large scale problems.</text:p>
      <text:p text:style-name="P1"><text:tab/>- Scalability.<text:tab/></text:p>
      <text:p text:style-name="P1"><text:tab/>- Classic data structures:</text:p>
      <text:p text:style-name="P1"><text:tab/><text:tab/>a. <text:s/>Binary search</text:p>
      <text:p text:style-name="P1"><text:tab/><text:tab/>b. <text:s/>Hash tables( dictionaries in python)</text:p>
      <text:p text:style-name="P1"><text:tab/><text:tab/>c. <text:s/>Balanced Binary search</text:p>
      <text:p text:style-name="P1"><text:tab/>-Classic algorithms</text:p>
      <text:p text:style-name="P1"><text:tab/><text:tab/>a. Sorting</text:p>
      <text:p text:style-name="P1"><text:tab/><text:tab/>b. Matching</text:p>
      <text:p text:style-name="P1"><text:tab/>- Real implementations in python</text:p>
      <text:p text:style-name="P1"/>
      <text:p text:style-name="P1"/>
      <text:p text:style-name="P1">Having an algorithm that requires cubic complexity, you are facing 10^27. Current computers can’t handle those kinds of numbers.</text:p>
      <text:p text:style-name="P1"/>
      <text:p text:style-name="P2">Content</text:p>
      <text:p text:style-name="P2"><text:tab/>- Algorithmic Thinking (ej. Peek finding)</text:p>
      <text:p text:style-name="P3"><text:tab/>- Sorting <text:span text:style-name="T3">(ej. Event Simulation)</text:span></text:p>
      <text:p text:style-name="P2"><text:tab/>- Trees </text:p>
      <text:p text:style-name="P2"><text:s text:c="3"/><text:tab/>- <text:span text:style-name="T3">Hashing (ej. Genome comparison)</text:span></text:p>
      <text:p text:style-name="P2"><text:s text:c="12"/>- <text:span text:style-name="T3">Numerics (ej. RSA encryption)</text:span></text:p>
      <text:p text:style-name="P2"><text:tab/>- <text:span text:style-name="T3">Graphs <text:s/>(ej, Rubiks)</text:span></text:p>
      <text:p text:style-name="P2"><text:tab/>- <text:span text:style-name="T3">Shortest path (ej. Location → <text:s/>Destination)</text:span></text:p>
      <text:p text:style-name="P2"><text:tab/>- <text:span text:style-name="T3">Dynamic Programming (ej. <text:s/>Image compression)</text:span></text:p>
      <text:p text:style-name="P6"/>
      <text:p text:style-name="P2"/>
      <text:p text:style-name="P4">Problem #1 Peak Finder</text:p>
      <text:p text:style-name="P4"/>
      <text:p text:style-name="P4"><text:tab/>One dimensional version, runs on an array of numbers.</text:p>
      <text:p text:style-name="P4"><text:tab/> </text:p>
      <text:p text:style-name="P4"><text:tab/>A → I are numbers</text:p>
      <text:p text:style-name="P4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7">E</text:p>
          </table:table-cell>
          <table:table-cell table:style-name="Table1.A1" office:value-type="string">
            <text:p text:style-name="P7">F</text:p>
          </table:table-cell>
          <table:table-cell table:style-name="Table1.A1" office:value-type="string">
            <text:p text:style-name="P7">G</text:p>
          </table:table-cell>
          <table:table-cell table:style-name="Table1.A1" office:value-type="string">
            <text:p text:style-name="P7">H</text:p>
          </table:table-cell>
          <table:table-cell table:style-name="Table1.I1" office:value-type="string">
            <text:p text:style-name="P7">i</text:p>
          </table:table-cell>
        </table:table-row>
      </table:table>
      <text:p text:style-name="P4"/>
      <text:p text:style-name="P4"><text:tab/>Position 2 is a peak if only if</text:p>
      <text:p text:style-name="P4"><text:tab/><text:tab/></text:p>
      <text:p text:style-name="P4"><text:tab/><text:tab/>b &gt;= a and b &lt;= c </text:p>
      <text:p text:style-name="P4"/>
      <text:p text:style-name="P4"><text:tab/><text:span text:style-name="T1">problem: find a peek if there is one.</text:span></text:p>
      <text:p text:style-name="P8"/>
      <text:p text:style-name="P5"><text:tab/>Straightforward algorithm</text:p>
      <text:p text:style-name="P5"><text:tab/></text:p>
      <text:p text:style-name="P5"><text:tab/><text:tab/>Start from left.</text:p>
      <text:p text:style-name="P5"><text:tab/><text:tab/>It is important to make a general algorithm.</text:p>
      <text:p text:style-name="P17"><text:span text:style-name="T6"><text:tab/><text:tab/></text:span><text:span text:style-name="T7">Worst case complexity: </text:span><text:a xlink:type="simple" xlink:href="https://es.wikipedia.org/wiki/Θ" text:style-name="Internet_20_link" text:visited-style-name="Visited_20_Internet_20_Link"><text:span text:style-name="T9">Θ</text:span></text:a><text:span text:style-name="T10">(n)</text:span></text:p>
      <text:p text:style-name="P15">1</text:p>
      <text:p text:style-name="P18"><text:soft-page-break/><text:span text:style-name="T4">Asymptotic complexity (complejidad asintotica) of this algorithm: </text:span><text:span text:style-name="T2">linear</text:span><text:span text:style-name="T7">.</text:span></text:p>
      <text:p text:style-name="P18"><text:span text:style-name="T7"/></text:p>
      <text:p text:style-name="P10">How do you lower the asymptotic complexity of an algorithm?</text:p>
      <text:p text:style-name="P10"><text:tab/><text:span text:style-name="T5">Using divide and conquer strategy, and recursive break up the array to smaller array.</text:span></text:p>
      <text:p text:style-name="P18"><text:tab/><text:tab/></text:p>
      <text:p text:style-name="P19"/>
      <text:p text:style-name="P11"><text:s/></text:p>
      <text:p text:style-name="P11">Divide &amp; Conquer</text:p>
      <text:p text:style-name="P11"/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0">.</text:p>
          </table:table-cell>
          <table:table-cell table:style-name="Table2.A1" office:value-type="string">
            <text:p text:style-name="P21">N/2 - 1</text:p>
          </table:table-cell>
          <table:table-cell table:style-name="Table2.A1" office:value-type="string">
            <text:p text:style-name="P20"><text:span text:style-name="T11">N</text:span>/<text:span text:style-name="T11">2</text:span></text:p>
          </table:table-cell>
          <table:table-cell table:style-name="Table2.A1" office:value-type="string">
            <text:p text:style-name="P21">N/2 + 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1">N-1</text:p>
          </table:table-cell>
          <table:table-cell table:style-name="Table2.I1" office:value-type="string">
            <text:p text:style-name="P21">N</text:p>
          </table:table-cell>
        </table:table-row>
      </table:table>
      <text:p text:style-name="P9"/>
      <text:p text:style-name="P11">1. <text:s/>Look at n/2 position</text:p>
      <text:p text:style-name="P11"/>
      <text:p text:style-name="P11"><text:tab/><text:span text:style-name="T5">If </text:span>a[n/2] &lt; a[n/2 – 1] then only look at left half to look for peek (n/2 – 1 → 0)</text:p>
      <text:p text:style-name="P11"><text:tab/><text:span text:style-name="T5">else if </text:span>a[n/2] &lt; a[n/2 + 1] then only look n/2 + 1 → n for a peek</text:p>
      <text:p text:style-name="P8"><text:tab/><text:span text:style-name="T8">else</text:span><text:span text:style-name="T11"> n/2 is a peek</text:span></text:p>
      <text:p text:style-name="P11"/>
      <text:p text:style-name="P11">Peek<text:span text:style-name="T5"> is grater than or equal to both its adjacent positions.</text:span></text:p>
      <text:p text:style-name="P11"><text:span text:style-name="T5"/></text:p>
      <text:p text:style-name="P11"><text:span text:style-name="T5"/></text:p>
      <text:p text:style-name="P12">2D version</text:p>
      <text:p text:style-name="P12"/>
      <text:p text:style-name="P13"><text:tab/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>C</text:p>
          </table:table-cell>
          <table:table-cell table:style-name="Table3.A1" office:value-type="string">
            <text:p text:style-name="P22"/>
          </table:table-cell>
          <table:table-cell table:style-name="Table3.D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4">B</text:p>
          </table:table-cell>
          <table:table-cell table:style-name="Table3.A2" office:value-type="string">
            <text:p text:style-name="P24">A</text:p>
          </table:table-cell>
          <table:table-cell table:style-name="Table3.A2" office:value-type="string">
            <text:p text:style-name="P24">D</text:p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4">E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3"/>
          </table:table-cell>
        </table:table-row>
      </table:table>
      <text:p text:style-name="P13"/>
      <text:p text:style-name="P16">A is a 2D-peak if</text:p>
      <text:p text:style-name="P16"><text:tab/>a &gt;= b, a &gt;= d. a&gt;= c, a&gt;= e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53:31.622495489</meta:creation-date>
    <dc:date>2018-01-06T16:49:17.189049254</dc:date>
    <meta:editing-duration>PT58M30S</meta:editing-duration>
    <meta:editing-cycles>4</meta:editing-cycles>
    <meta:generator>LibreOffice/5.1.6.2$Linux_X86_64 LibreOffice_project/10m0$Build-2</meta:generator>
    <meta:document-statistic meta:table-count="3" meta:image-count="0" meta:object-count="0" meta:page-count="2" meta:paragraph-count="72" meta:word-count="294" meta:character-count="1588" meta:non-whitespace-character-count="1283"/>
  </office:meta>
</office:document-meta>
</file>